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7-10-18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7-04-20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6-10-2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6-04-27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5-10-2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5-04-2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4-10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3-04-2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2-11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2-10-0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2-05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1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1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1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6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200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2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9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6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93</text:p>
          </table:table-cell>
          <table:table-cell office:value-type="string" calcext:value-type="string">
            <text:p>198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